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9807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2.0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2"/>
          <table:table-cell office:value-type="string" calcext:value-type="string">
            <text:p>Iterationsplan 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Tidsrapport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plan</text:p>
          </table:table-cell>
          <table:table-cell office:value-type="string" calcext:value-type="string">
            <text:p>Iteration -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Grunden och postmorte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äsa postmortems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Summa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id sedan föregående iteration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id totalt i projektet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10"/>
          <table:table-cell office:value-type="string" calcext:value-type="string">
            <text:p>Må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6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lan för iteration 1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fterforska tekniker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basmodellering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basimplementering</text:p>
          </table:table-cell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id sedan föregående iteration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id totalt i projektet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18:.D22])" office:value-type="float" office:value="22" calcext:value-type="float">
            <text:p/>
          </table:table-cell>
          <table:table-cell table:formula="of:=SUM([.E18:.E22])" office:value-type="float" office:value="18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SUM([.D9:.D10])" office:value-type="float" office:value="4" calcext:value-type="float">
            <text:p/>
          </table:table-cell>
          <table:table-cell table:formula="of:=SUM([.E9:.E10])" office:value-type="float" office:value="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26:.D27])" office:value-type="float" office:value="26" calcext:value-type="float">
            <text:p/>
          </table:table-cell>
          <table:table-cell table:formula="of:=SUM([.E26:.E27])" office:value-type="float" office:value="23.5" calcext:value-type="float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Få till grunderna så som att logga in och posta, kategorier kommer sen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apande av användare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gga in</text:p>
          </table:table-cell>
          <table:table-cell office:value-type="string" calcext:value-type="string">
            <text:p>Påbörj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apa post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32:.D38])" office:value-type="float" office:value="27" calcext:value-type="float">
            <text:p/>
          </table:table-cell>
          <table:table-cell table:formula="of:=SUM([.E32:.E41])" office:value-type="float" office:value="32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E26]" office:value-type="float" office:value="18.5" calcext:value-type="float">
            <text:p/>
          </table:table-cell>
          <table:table-cell table:formula="of:=[.D45]" office:value-type="float" office:value="18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D44]+[.D45]" office:value-type="float" office:value="45.5" calcext:value-type="float">
            <text:p/>
          </table:table-cell>
          <table:table-cell table:formula="of:=[.E44]+[.E45]" office:value-type="float" office:value="50.5" calcext:value-type="float">
            <text:p/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Kontinuerligt förbättra dokumentationen som har blivit lite lidande samt skapa kategorier samt posta till dess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kapande av vettiga projektkrav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53:.D59])" office:value-type="float" office:value="24" calcext:value-type="float">
            <text:p/>
          </table:table-cell>
          <table:table-cell table:formula="of:=SUM([.E53:.E59])" office:value-type="float" office:value="13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46]" office:value-type="float" office:value="45.5" calcext:value-type="float">
            <text:p/>
          </table:table-cell>
          <table:table-cell table:formula="of:=[.E46]" office:value-type="float" office:value="50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61:.D62])" office:value-type="float" office:value="69.5" calcext:value-type="float">
            <text:p/>
          </table:table-cell>
          <table:table-cell table:formula="of:=SUM([.E61:.E62])" office:value-type="float" office:value="63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3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Borttagning av posts, samt börja arbetet på kommentarer. Försöka testa lite saker också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Borttagning av posts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nns dock ingen verifiering att användaren vill ta bort den, måste nog göras med javascript</text:p>
          </table:table-cell>
          <table:table-cell table:number-columns-repeated="1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Påbörja kommenteringsfunktionen.</text:p>
          </table:table-cell>
          <table:table-cell office:value-type="string" calcext:value-type="string">
            <text:p>Ej 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Borttagning av collection.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gerar att göra det, men vill göra det på ett händigare sät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Instäl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llägg av moderatorer till category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ns inget automatiskt sätt, men borde snart gå att göra det med funktionalitet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70:.D76])" office:value-type="float" office:value="27" calcext:value-type="float">
            <text:p/>
          </table:table-cell>
          <table:table-cell table:formula="of:=SUM([.E70:.E76])" office:value-type="float" office:value="11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63]" office:value-type="float" office:value="69.5" calcext:value-type="float">
            <text:p/>
          </table:table-cell>
          <table:table-cell table:formula="of:=[.E63]" office:value-type="float" office:value="63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78:.D79])" office:value-type="float" office:value="96.5" calcext:value-type="float">
            <text:p/>
          </table:table-cell>
          <table:table-cell table:formula="of:=SUM([.E78:.E79])" office:value-type="float" office:value="74.5" calcext:value-type="float">
            <text:p/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 style:data-style-name="N2" text:time-value="17:02:32.8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M15S</meta:editing-duration>
    <meta:editing-cycles>17</meta:editing-cycles>
    <meta:generator>LibreOffice/4.2.0.4$Windows_x86 LibreOffice_project/05dceb5d363845f2cf968344d7adab8dcfb2ba71</meta:generator>
    <dc:date>2014-05-03T22:45:40.505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